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0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Adc-max-U</text:p>
          </table:table-cell>
          <table:table-cell table:formula="of:=3.3/1.6" office:value-type="float" office:value="2.0625">
            <text:p>2,06</text:p>
          </table:table-cell>
          <table:table-cell table:number-columns-repeated="6"/>
        </table:table-row>
        <table:table-row table:style-name="ro1">
          <table:table-cell office:value-type="string">
            <text:p>ADC-Offset</text:p>
          </table:table-cell>
          <table:table-cell office:value-type="float" office:value="185">
            <text:p>18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1</text:p>
          </table:table-cell>
          <table:table-cell office:value-type="float" office:value="120000">
            <text:p>120000</text:p>
          </table:table-cell>
          <table:table-cell table:number-columns-repeated="6"/>
        </table:table-row>
        <table:table-row table:style-name="ro1">
          <table:table-cell office:value-type="string">
            <text:p>R2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Ui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6.8">
            <text:p>26,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out</text:p>
          </table:table-cell>
          <table:table-cell table:style-name="ce1" table:formula="of:=[.B10]/([.$B6]+[.$B7])*[.$B7]" office:value-type="float" office:value="0.923076923076923">
            <text:p>0,92307692</text:p>
          </table:table-cell>
          <table:table-cell table:style-name="ce1" table:formula="of:=[.C10]/([.$B6]+[.$B7])*[.$B7]" office:value-type="float" office:value="0.0769230769230769">
            <text:p>0,07692308</text:p>
          </table:table-cell>
          <table:table-cell table:style-name="ce1" table:formula="of:=[.D10]/([.$B6]+[.$B7])*[.$B7]" office:value-type="float" office:value="1.53846153846154">
            <text:p>1,53846154</text:p>
          </table:table-cell>
          <table:table-cell table:style-name="ce1" table:formula="of:=[.E10]/([.$B6]+[.$B7])*[.$B7]" office:value-type="float" office:value="1.84615384615385">
            <text:p>1,84615385</text:p>
          </table:table-cell>
          <table:table-cell table:style-name="ce1" table:formula="of:=[.F10]/([.$B6]+[.$B7])*[.$B7]" office:value-type="float" office:value="2.06153846153846">
            <text:p>2,06153846</text:p>
          </table:table-cell>
          <table:table-cell table:style-name="ce1" table:formula="of:=[.G10]/([.$B6]+[.$B7])*[.$B7]" office:value-type="float" office:value="0">
            <text:p>0,00000000</text:p>
          </table:table-cell>
          <table:table-cell table:style-name="ce1" table:formula="of:=[.H10]/([.$B6]+[.$B7])*[.$B7]" office:value-type="float" office:value="0">
            <text:p>0,0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DC</text:p>
          </table:table-cell>
          <table:table-cell table:formula="of:=[.B11]/[.$B$3]" office:value-type="float" office:value="0.447552447552448">
            <text:p>0,45</text:p>
          </table:table-cell>
          <table:table-cell table:formula="of:=[.C11]/[.$B$3]" office:value-type="float" office:value="0.0372960372960373">
            <text:p>0,04</text:p>
          </table:table-cell>
          <table:table-cell table:formula="of:=[.D11]/[.$B$3]" office:value-type="float" office:value="0.745920745920746">
            <text:p>0,75</text:p>
          </table:table-cell>
          <table:table-cell table:formula="of:=[.E11]/[.$B$3]" office:value-type="float" office:value="0.895104895104895">
            <text:p>0,9</text:p>
          </table:table-cell>
          <table:table-cell table:formula="of:=[.F11]/[.$B$3]" office:value-type="float" office:value="0.9995337995338">
            <text:p>1</text:p>
          </table:table-cell>
          <table:table-cell table:formula="of:=[.G11]/[.$B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]*4096+[.$B$4]" office:value-type="float" office:value="2018.17482517483">
            <text:p>2018,17</text:p>
          </table:table-cell>
          <table:table-cell table:formula="of:=[.C13]*4096+[.$B$4]" office:value-type="float" office:value="337.764568764569">
            <text:p>337,76</text:p>
          </table:table-cell>
          <table:table-cell table:formula="of:=[.D13]*4096+[.$B$4]" office:value-type="float" office:value="3240.29137529138">
            <text:p>3240,29</text:p>
          </table:table-cell>
          <table:table-cell table:formula="of:=[.E13]*4096+[.$B$4]" office:value-type="float" office:value="3851.34965034965">
            <text:p>3851,35</text:p>
          </table:table-cell>
          <table:table-cell table:formula="of:=[.F13]*4096+[.$B$4]" office:value-type="float" office:value="4279.09044289044">
            <text:p>4279,09</text:p>
          </table:table-cell>
          <table:table-cell table:formula="of:=[.G13]*4096+[.$B$4]" office:value-type="float" office:value="185">
            <text:p>185</text:p>
          </table:table-cell>
          <table:table-cell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float" office:value="1.963">
            <text:p>1,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2">
            <text:p>4,2</text:p>
          </table:table-cell>
          <table:table-cell table:number-columns-repeated="6"/>
        </table:table-row>
        <table:table-row table:style-name="ro1">
          <table:table-cell office:value-type="string">
            <text:p>factor for cell measure</text:p>
          </table:table-cell>
          <table:table-cell table:style-name="ce2" table:formula="of:=[.B25]/[.B24]" office:value-type="float" office:value="2.1395822720326">
            <text:p>2,13958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.04.2010</text:date>, <text:time>23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02M35S</meta:editing-duration>
    <meta:editing-cycles>5</meta:editing-cycles>
    <meta:generator>OpenOffice.org/3.2$Win32 OpenOffice.org_project/320m12$Build-9483</meta:generator>
    <dc:date>2010-04-27T23:07:27.29</dc:date>
    <dc:creator>Fabian Huslik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